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ce48c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ce48c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ce48c" style:font-size-asian="14pt" style:font-size-complex="16pt"/>
    </style:style>
    <style:style style:name="P4" style:family="paragraph" style:parent-style-name="Standard">
      <style:text-properties officeooo:rsid="00074c55" officeooo:paragraph-rsid="000d7d6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6789" officeooo:paragraph-rsid="000f678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df64" officeooo:paragraph-rsid="0010df64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f6789" officeooo:paragraph-rsid="000f678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0df64" officeooo:paragraph-rsid="0010df64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ce48c"/>
    </style:style>
    <style:style style:name="T2" style:family="text">
      <style:text-properties officeooo:rsid="000d7d6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7f0055" style:font-name="Monospace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xel Jérémy TD3</text:p>
      <text:p text:style-name="P3">TD : <text:span text:style-name="T1">Maven</text:span></text:p>
      <text:p text:style-name="P3"/>
      <text:p text:style-name="P1"/>
      <text:p text:style-name="P4">Dépôt git : <text:a xlink:type="simple" xlink:href="https://github.com/Miafiaj/ProjetMaven.git" text:style-name="Internet_20_link" text:visited-style-name="Visited_20_Internet_20_Link"><text:span text:style-name="T2">https://github.com/Miafiaj/ProjetMaven.git</text:span></text:a></text:p>
      <text:p text:style-name="P4"/>
      <text:p text:style-name="P5">Exercice 10 :</text:p>
      <text:p text:style-name="P7"/>
      <text:p text:style-name="P7"><text:span text:style-name="T3"><text:s text:c="4"/></text:span><text:span text:style-name="T5">public</text:span><text:span text:style-name="T3"> </text:span><text:span text:style-name="T5">void</text:span><text:span text:style-name="T3"> testApp()</text:span></text:p>
      <text:p text:style-name="P9"><text:span text:style-name="T3"><text:s text:c="4"/>{</text:span></text:p>
      <text:p text:style-name="P9"><text:span text:style-name="T3"><text:s text:c="8"/></text:span><text:span text:style-name="T4">assertEquals</text:span><text:span text:style-name="T3">(5,App.</text:span><text:span text:style-name="T4">max</text:span><text:span text:style-name="T3">(4,5));</text:span></text:p>
      <text:p text:style-name="P9"><text:span text:style-name="T3"><text:s text:c="8"/></text:span><text:span text:style-name="T4">assertEquals</text:span><text:span text:style-name="T3">(5,App.</text:span><text:span text:style-name="T4">max</text:span><text:span text:style-name="T3">(5,4));</text:span></text:p>
      <text:p text:style-name="P9"><text:span text:style-name="T3"><text:s text:c="4"/>}</text:span></text:p>
      <text:p text:style-name="P6"/>
      <text:p text:style-name="P6">Exercice 11 :</text:p>
      <text:p text:style-name="P8"/>
      <text:p text:style-name="P8">-------------------------------------------------------</text:p>
      <text:p text:style-name="P8"><text:s/>T E S T S</text:p>
      <text:p text:style-name="P8">-------------------------------------------------------</text:p>
      <text:p text:style-name="P8">Running jrouxel.AppTest</text:p>
      <text:p text:style-name="P8">Tests run: 1, Failures: 0, Errors: 0, Skipped: 0, Time elapsed: 0.009 sec</text:p>
      <text:p text:style-name="P8"/>
      <text:p text:style-name="P8">Results :</text:p>
      <text:p text:style-name="P8"/>
      <text:p text:style-name="P8">Tests run: 1, Failures: 0, Errors: 0, Skipped: 0</text:p>
      <text:p text:style-name="P8"/>
      <text:p text:style-name="P8">[INFO] ------------------------------------------------------------------------</text:p>
      <text:p text:style-name="P8">[INFO] BUILD SUCCESS</text:p>
      <text:p text:style-name="P8">[INFO] ------------------------------------------------------------------------</text:p>
      <text:p text:style-name="P8">[INFO] Total time: 1.421s</text:p>
      <text:p text:style-name="P8">[INFO] Finished at: Tue Apr 11 18:10:45 CEST 2017</text:p>
      <text:p text:style-name="P8">[INFO] Final Memory: 10M/200M</text:p>
      <text:p text:style-name="P8">[INFO] ------------------------------------------------------------------------</text:p>
      <text:p text:style-name="P6"/>
      <text:p text:style-name="P6"/>
      <text:p text:style-name="P6">Exercice 12 :</text:p>
      <text:p text:style-name="P8">&lt;project xmlns="http://maven.apache.org/POM/4.0.0" xmlns:xsi="http://www.w3.org/2001/XMLSchema-instance"</text:p>
      <text:p text:style-name="P8"><text:s text:c="2"/>xsi:schemaLocation="http://maven.apache.org/POM/4.0.0 http://maven.apache.org/maven-v4_0_0.xsd"&gt;</text:p>
      <text:p text:style-name="P8"><text:s text:c="2"/>&lt;modelVersion&gt;4.0.0&lt;/modelVersion&gt;</text:p>
      <text:p text:style-name="P8"><text:s text:c="2"/>&lt;groupId&gt;jrouxel&lt;/groupId&gt;</text:p>
      <text:p text:style-name="P8"><text:s text:c="2"/>&lt;artifactId&gt;jrouxel&lt;/artifactId&gt;</text:p>
      <text:p text:style-name="P8"><text:s text:c="2"/>&lt;packaging&gt;jar&lt;/packaging&gt;</text:p>
      <text:p text:style-name="P8"><text:s text:c="2"/>&lt;version&gt;1&lt;/version&gt;</text:p>
      <text:p text:style-name="P8"><text:s text:c="2"/>&lt;name&gt;jrouxel&lt;/name&gt;</text:p>
      <text:p text:style-name="P8"><text:s text:c="2"/>&lt;url&gt;http://maven.apache.org&lt;/url&gt;</text:p>
      <text:p text:style-name="P8"><text:s text:c="2"/>&lt;dependencies&gt;</text:p>
      <text:p text:style-name="P8"><text:s text:c="4"/>&lt;dependency&gt;</text:p>
      <text:p text:style-name="P8"><text:s text:c="6"/>&lt;groupId&gt;junit&lt;/groupId&gt;</text:p>
      <text:p text:style-name="P8"><text:s text:c="6"/>&lt;artifactId&gt;junit&lt;/artifactId&gt;</text:p>
      <text:p text:style-name="P8"><text:s text:c="6"/>&lt;version&gt;3.8.1&lt;/version&gt;</text:p>
      <text:p text:style-name="P8"><text:soft-page-break/><text:s text:c="6"/>&lt;scope&gt;test&lt;/scope&gt;</text:p>
      <text:p text:style-name="P8"><text:s text:c="4"/>&lt;/dependency&gt;</text:p>
      <text:p text:style-name="P8"><text:s text:c="2"/>&lt;/dependencies&gt;</text:p>
      <text:p text:style-name="P8"/>
      <text:p text:style-name="P8"><text:s text:c="2"/></text:p>
      <text:p text:style-name="P8"><text:s text:c="2"/>&lt;build&gt;</text:p>
      <text:p text:style-name="P8"><text:s text:c="4"/>&lt;plugins&gt;</text:p>
      <text:p text:style-name="P8"><text:s text:c="4"/>&lt;plugin&gt;</text:p>
      <text:p text:style-name="P8"><text:s text:c="6"/>&lt;groupId&gt;org.apache.maven.plugins&lt;/groupId&gt;</text:p>
      <text:p text:style-name="P8"><text:s text:c="6"/>&lt;artifactId&gt;maven-compiler-plugin&lt;/artifactId&gt;</text:p>
      <text:p text:style-name="P8"><text:s text:c="6"/>&lt;version&gt;2.3.2&lt;/version&gt;</text:p>
      <text:p text:style-name="P8"><text:s text:c="6"/>&lt;configuration&gt;</text:p>
      <text:p text:style-name="P8"><text:s text:c="8"/>&lt;source&gt;1.6&lt;/source&gt;</text:p>
      <text:p text:style-name="P8"><text:s text:c="8"/>&lt;target&gt;1.6&lt;/target&gt;</text:p>
      <text:p text:style-name="P8"><text:s text:c="6"/>&lt;/configuration&gt;</text:p>
      <text:p text:style-name="P8"><text:s text:c="4"/>&lt;/plugin&gt;</text:p>
      <text:p text:style-name="P8"><text:s text:c="4"/>&lt;/plugins&gt;</text:p>
      <text:p text:style-name="P8"><text:s text:c="2"/>&lt;/build&gt;</text:p>
      <text:p text:style-name="P8">&lt;/project&gt;</text:p>
      <text:p text:style-name="P8"/>
      <text:p text:style-name="P8"/>
      <text:p text:style-name="P6">Exercice 14 :</text:p>
      <text:p text:style-name="P8"/>
      <text:p text:style-name="P8">On a bien l'éxecution du main</text:p>
      <text:p text:style-name="P8"/>
      <text:p text:style-name="P8">jrouxel@SA202-24A:~/Outil_developpement/TD_Maven/ProjetsMaven/jrouxel/ProjetMaven$ java -jar target/jrouxel.jar</text:p>
      <text:p text:style-name="P8">Max :5</text:p>
      <text:p text:style-name="P8"/>
      <text:p text:style-name="P8"/>
      <text:p text:style-name="P6">Exercice 16 : </text:p>
      <text:p text:style-name="P6"/>
      <text:p text:style-name="P8">On obtient une erreur lors de la release du projet, dû au mauvais résultats des test. (Le programme attendait 5 et a reçu 4) .</text:p>
      <text:p text:style-name="P8"/>
      <text:p text:style-name="P8">-------------------------------------------------------</text:p>
      <text:p text:style-name="P8"><text:s/>T E S T S</text:p>
      <text:p text:style-name="P8">-------------------------------------------------------</text:p>
      <text:p text:style-name="P8">Running jrouxel.AppTest</text:p>
      <text:p text:style-name="P8">Tests run: 1, Failures: 1, Errors: 0, Skipped: 0, Time elapsed: 0.011 sec &lt;&lt;&lt; FAILURE!</text:p>
      <text:p text:style-name="P8"/>
      <text:p text:style-name="P8">Results :</text:p>
      <text:p text:style-name="P8"/>
      <text:p text:style-name="P8">Failed tests: <text:s text:c="2"/>testApp(jrouxel.AppTest): expected:&lt;5&gt; but was:&lt;4&gt;</text:p>
      <text:p text:style-name="P8"/>
      <text:p text:style-name="P8">Tests run: 1, Failures: 1, Errors: 0, Skipped: 0</text:p>
      <text:p text:style-name="P8"/>
      <text:p text:style-name="P8">[INFO] ------------------------------------------------------------------------</text:p>
      <text:p text:style-name="P8">[INFO] BUILD FAILURE</text:p>
      <text:p text:style-name="P8">[INFO] ------------------------------------------------------------------------</text:p>
      <text:p text:style-name="P8">[INFO] Total time: 0.633s</text:p>
      <text:p text:style-name="P8">[INFO] Finished at: Tue Apr 11 18:21:43 CEST 2017</text:p>
      <text:p text:style-name="P8"><text:soft-page-break/>[INFO] Final Memory: 8M/240M</text:p>
      <text:p text:style-name="P8">[INFO] ------------------------------------------------------------------------</text:p>
      <text:p text:style-name="P8">[ERROR] Failed to execute goal org.apache.maven.plugins:maven-surefire-plugin:2.10:test (default-test) on project jrouxel: There are test failures.</text:p>
      <text:p text:style-name="P8">[ERROR] </text:p>
      <text:p text:style-name="P8">[ERROR] Please refer to /promo2019/jrouxel/Outil_developpement/TD_Maven/ProjetsMaven/jrouxel/ProjetMaven/target/surefire-reports for the individual test results.</text:p>
      <text:p text:style-name="P8">[ERROR] -&gt; [Help 1]</text:p>
      <text:p text:style-name="P8">[ERROR] </text:p>
      <text:p text:style-name="P8">[ERROR] To see the full stack trace of the errors, re-run Maven with the -e switch.</text:p>
      <text:p text:style-name="P8">[ERROR] Re-run Maven using the -X switch to enable full debug logging.</text:p>
      <text:p text:style-name="P8">[ERROR] </text:p>
      <text:p text:style-name="P8">[ERROR] For more information about the errors and possible solutions, please read the following articles:</text:p>
      <text:p text:style-name="P8">[ERROR] [Help 1] http://cwiki.apache.org/confluence/display/MAVEN/MojoFailureException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11T17:16:21.651923709</meta:creation-date>
    <dc:date>2017-04-11T18:39:24.726939373</dc:date>
    <dc:creator>Rouxel Jeremy</dc:creator>
    <meta:editing-duration>PT15M2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3" meta:paragraph-count="88" meta:word-count="307" meta:character-count="3475" meta:non-whitespace-character-count="3099"/>
  </office:meta>
</office:document-meta>
</file>